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b94b" officeooo:paragraph-rsid="001ee4b9" style:font-weight-asian="normal" style:font-weight-complex="normal"/>
    </style:style>
    <style:style style:name="P2" style:family="paragraph" style:parent-style-name="Standard">
      <style:text-properties fo:font-weight="normal" officeooo:rsid="001ef66c" officeooo:paragraph-rsid="001ef66c" style:font-weight-asian="normal" style:font-weight-complex="normal"/>
    </style:style>
    <style:style style:name="P3" style:family="paragraph" style:parent-style-name="Standard">
      <style:text-properties officeooo:rsid="00190881" officeooo:paragraph-rsid="001ee4b9"/>
    </style:style>
    <style:style style:name="P4" style:family="paragraph" style:parent-style-name="Standard">
      <style:text-properties fo:font-weight="bold" officeooo:rsid="000fa9d3" officeooo:paragraph-rsid="001ee4b9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ee4b9" style:font-weight-asian="bold" style:font-weight-complex="bold"/>
    </style:style>
    <style:style style:name="P6" style:family="paragraph" style:parent-style-name="Standard">
      <style:text-properties officeooo:rsid="001ee4b9" officeooo:paragraph-rsid="001ee4b9"/>
    </style:style>
    <style:style style:name="P7" style:family="paragraph" style:parent-style-name="Standard">
      <style:text-properties officeooo:rsid="0017f25a" officeooo:paragraph-rsid="001ee4b9"/>
    </style:style>
    <style:style style:name="P8" style:family="paragraph" style:parent-style-name="Standard">
      <style:text-properties officeooo:rsid="0022e5bc" officeooo:paragraph-rsid="0022e5bc"/>
    </style:style>
    <style:style style:name="P9" style:family="paragraph" style:parent-style-name="Standard">
      <style:text-properties fo:font-weight="normal" officeooo:rsid="0023bda9" officeooo:paragraph-rsid="0023bda9" style:font-weight-asian="normal" style:font-weight-complex="normal"/>
    </style:style>
    <style:style style:name="P10" style:family="paragraph" style:parent-style-name="Standard">
      <style:text-properties fo:font-weight="normal" officeooo:rsid="00252d3e" officeooo:paragraph-rsid="00252d3e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52d3e" officeooo:paragraph-rsid="00252d3e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52d3e" officeooo:paragraph-rsid="00252d3e" style:font-weight-asian="normal" style:font-weight-complex="normal"/>
    </style:style>
    <style:style style:name="T1" style:family="text">
      <style:text-properties officeooo:rsid="001b319a"/>
    </style:style>
    <style:style style:name="T2" style:family="text">
      <style:text-properties officeooo:rsid="000fa9d3"/>
    </style:style>
    <style:style style:name="T3" style:family="text">
      <style:text-properties officeooo:rsid="0022e5bc"/>
    </style:style>
    <style:style style:name="T4" style:family="text">
      <style:text-properties officeooo:rsid="002363ac"/>
    </style:style>
    <style:style style:name="T5" style:family="text">
      <style:text-properties officeooo:rsid="002409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 hidden layer network</text:p>
      <text:p text:style-name="P7">Feature scaling: <text:span text:style-name="T1">Standard </text:span>Scaler <text:span text:style-name="T4">feature</text:span> <text:span text:style-name="T4">scaling </text:span>performed on <text:span text:style-name="T3">X, Y is divided by 10^5</text:span></text:p>
      <text:p text:style-name="P8">ReLU activation function in all layers</text:p>
      <text:p text:style-name="P3">Validation loss after <text:span text:style-name="T2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  <text:p text:style-name="P1"/>
      <text:p text:style-name="P2">Batch size=<text:span text:style-name="T4">64</text:span></text:p>
      <text:p text:style-name="P1"/>
      <text:p text:style-name="P9">NO CHANGE IN K_MAX AND LEARNING RATE. GRADIENT AT THE LAST LAYER MAY BE ZERO SINCE INPUT CAN BE NEGATIVE(FEATURE SCALING TECHNIQUE IS STANDARD SCALER). <text:span text:style-name="T5">Only happends with adaptive learning rate?</text:span></text:p>
      <text:p text:style-name="P9"/>
      <text:p text:style-name="P10">CONSANT LR</text:p>
      <text:list xml:id="list4130754157975012452" text:style-name="L1">
        <text:list-item>
          <text:p text:style-name="P11">Small weight updates since gradient may be close to zero</text:p>
        </text:list-item>
        <text:list-item>
          <text:p text:style-name="P11">Learning rate is 0.1 So, gradient does not explode</text:p>
        </text:list-item>
      </text:list>
      <text:p text:style-name="P10">ADAPTIVE LR</text:p>
      <text:list xml:id="list154700726611747247" text:style-name="L2">
        <text:list-item>
          <text:p text:style-name="P12">Small weight updates since gradient may be close to zero</text:p>
        </text:list-item>
        <text:list-item>
          <text:p text:style-name="P12">Since LR is computed solely based on K_max, if K_max is small, LR starts out with a large value. </text:p>
        </text:list-item>
      </text:list>
      <text:p text:style-name="P10">WHY IS THIS HAPPE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2:09:04.726857228</meta:creation-date>
    <dc:date>2019-11-27T18:39:54.753712313</dc:date>
    <meta:editing-duration>PT44M3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38" meta:character-count="811" meta:non-whitespace-character-count="691"/>
  </office:meta>
</office:document-meta>
</file>